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110"/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"/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number-columns-repeated="2" table:default-cell-style-name="ce4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4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3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2.61</text:p>
          </table:table-cell>
          <table:table-cell office:value-type="float" office:value="1.02" calcext:value-type="float">
            <text:p>1.0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.3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.25</text:p>
          </table:table-cell>
          <table:table-cell office:value-type="float" office:value="2.65" calcext:value-type="float">
            <text:p>2.6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5.80</text:p>
          </table:table-cell>
          <table:table-cell office:value-type="float" office:value="1.7" calcext:value-type="float">
            <text:p>1.7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.47</text:p>
          </table:table-cell>
          <table:table-cell office:value-type="float" office:value="1.19" calcext:value-type="float">
            <text:p>1.1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.02</text:p>
          </table:table-cell>
          <table:table-cell office:value-type="float" office:value="0.86" calcext:value-type="float">
            <text:p>0.8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5.9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1.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.3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.2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.4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8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9.60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3.8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.1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.3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0.80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.4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.4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4.8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.45</text:p>
          </table:table-cell>
          <table:table-cell office:value-type="float" office:value="2.9" calcext:value-type="float">
            <text:p>2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.1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.1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.1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.04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9" office:value-type="float" office:value="6.1" calcext:value-type="float">
            <text:p>6.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9" office:value-type="float" office:value="7" calcext:value-type="float">
            <text:p>7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9" office:value-type="float" office:value="1.95" calcext:value-type="float">
            <text:p>2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0</text:p>
          </table:table-cell>
          <table:table-cell table:style-name="ce7" office:value-type="float" office:value="21.85" calcext:value-type="float">
            <text:p>21.85</text:p>
          </table:table-cell>
          <table:table-cell table:style-name="ce7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0.44" calcext:value-type="float">
            <text:p>0.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7.67" calcext:value-type="float">
            <text:p>17.67</text:p>
          </table:table-cell>
          <table:table-cell table:style-name="ce7" office:value-type="float" office:value="24.7" calcext:value-type="float">
            <text:p>24.70</text:p>
          </table:table-cell>
          <table:table-cell table:style-name="ce7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9" office:value-type="float" office:value="7.64" calcext:value-type="float">
            <text:p>7.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9" office:value-type="float" office:value="0.96" calcext:value-type="float">
            <text:p>1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11.9" calcext:value-type="float">
            <text:p>11.90</text:p>
          </table:table-cell>
          <table:table-cell table:style-name="ce7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9.9" calcext:value-type="float">
            <text:p>9.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7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9" office:value-type="float" office:value="7.2" calcext:value-type="float">
            <text:p>7.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7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268" calcext:value-type="float">
            <text:p>268</text:p>
          </table:table-cell>
          <table:table-cell table:style-name="ce10" office:value-type="float" office:value="4.46" calcext:value-type="float">
            <text:p>4.4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table:style-name="ce4"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Jobe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float" office:value="3.61" calcext:value-type="float">
            <text:p>3.6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table:style-name="ce4"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(3/11/15) <text:s/>8 CPUs on each of csse-quiz4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34" calcext:value-type="float">
            <text:p>2134</text:p>
          </table:table-cell>
          <table:table-cell office:value-type="float" office:value="419" calcext:value-type="float">
            <text:p>419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" calcext:value-type="float">
            <text:p>0.42</text:p>
          </table:table-cell>
          <table:table-cell office:value-type="float" office:value="1.23" calcext:value-type="float">
            <text:p>1.23</text:p>
          </table:table-cell>
          <table:table-cell table:style-name="ce4" office:value-type="float" office:value="0.69" calcext:value-type="float">
            <text:p>0.69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5:32:19.315547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5-11-03T16:01:25.733196631</dc:date>
    <meta:editing-duration>PT18H41M50S</meta:editing-duration>
    <meta:editing-cycles>32</meta:editing-cycles>
    <meta:generator>LibreOffice/4.2.8.2$Linux_X86_64 LibreOffice_project/420m0$Build-2</meta:generator>
    <meta:document-statistic meta:table-count="3" meta:cell-count="810" meta:object-count="0"/>
  </office:meta>
</office:document-meta>
</file>